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2.B1" style:family="table-cell">
      <style:table-cell-properties fo:padding="0.097cm" fo:border="0.05pt solid #ffffff"/>
    </style:style>
    <style:style style:name="Table1" style:family="table">
      <style:table-properties style:width="17.101cm" fo:margin-left="0cm" table:align="left"/>
    </style:style>
    <style:style style:name="Table1.A" style:family="table-column">
      <style:table-column-properties style:column-width="8.5cm"/>
    </style:style>
    <style:style style:name="Table1.B" style:family="table-column">
      <style:table-column-properties style:column-width="8.601cm"/>
    </style:style>
    <style:style style:name="Table1.A1" style:family="table-cell">
      <style:table-cell-properties fo:padding="0.097cm" fo:border="none"/>
    </style:style>
    <style:style style:name="P1" style:family="paragraph" style:parent-style-name="Text_20_body">
      <style:text-properties fo:color="#000000" style:font-name="arial" officeooo:paragraph-rsid="001702d5"/>
    </style:style>
    <style:style style:name="P2" style:family="paragraph" style:parent-style-name="Text_20_body">
      <style:paragraph-properties fo:text-align="center" style:justify-single-word="false"/>
      <style:text-properties fo:color="#000000" style:font-name="arial" fo:font-size="22pt" style:text-underline-style="solid" style:text-underline-width="auto" style:text-underline-color="font-color" fo:font-weight="bold" officeooo:rsid="000ff908" officeooo:paragraph-rsid="000ff908" style:font-size-asian="22pt" style:font-weight-asian="bold" style:font-size-complex="22pt" style:font-weight-complex="bold"/>
    </style:style>
    <style:style style:name="P3" style:family="paragraph" style:parent-style-name="Text_20_body">
      <style:paragraph-properties fo:text-align="start" style:justify-single-word="false"/>
      <style:text-properties fo:color="#000000" style:font-name="arial" fo:font-size="16pt" officeooo:paragraph-rsid="001702d5" style:font-size-asian="16pt" style:font-size-complex="16pt"/>
    </style:style>
    <style:style style:name="P4" style:family="paragraph" style:parent-style-name="Text_20_body">
      <style:paragraph-properties fo:text-align="center" style:justify-single-word="false"/>
      <style:text-properties fo:color="#000000" style:font-name="arial" fo:font-weight="normal" officeooo:paragraph-rsid="000ff908"/>
    </style:style>
    <style:style style:name="P5" style:family="paragraph" style:parent-style-name="Text_20_body">
      <style:text-properties officeooo:paragraph-rsid="001702d5"/>
    </style:style>
    <style:style style:name="P6" style:family="paragraph" style:parent-style-name="Text_20_body">
      <style:paragraph-properties fo:text-align="center" style:justify-single-word="false"/>
      <style:text-properties fo:color="#610506" style:font-name="arial" fo:font-size="16pt" fo:font-weight="bold" officeooo:rsid="001492ca" officeooo:paragraph-rsid="001492ca" fo:background-color="#ffe5ca" style:font-size-asian="16pt" style:font-weight-asian="bold" style:font-size-complex="16pt" style:font-weight-complex="bold"/>
    </style:style>
    <style:style style:name="P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702d5" style:text-blinking="false" fo:background-color="transparent"/>
    </style:style>
    <style:style style:name="P8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702d5" style:text-blinking="false" fo:background-color="transparent"/>
    </style:style>
    <style:style style:name="P9" style:family="paragraph" style:parent-style-name="Text_20_body">
      <loext:graphic-properties draw:fill="none" draw:fill-color="#ffffff"/>
      <style:paragraph-properties fo:margin-top="0cm" fo:margin-bottom="0cm" loext:contextual-spacing="false" fo:line-height="138%" fo:text-align="center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702d5" style:text-blinking="false" fo:background-color="transparent"/>
    </style:style>
    <style:style style:name="P1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1702d5" style:text-blinking="false" fo:background-color="transparent" style:font-weight-asian="bold" style:font-weight-complex="bold"/>
    </style:style>
    <style:style style:name="P1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702d5" style:text-blinking="false" fo:background-color="transparent"/>
    </style:style>
    <style:style style:name="P12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bold" officeooo:paragraph-rsid="001702d5" style:text-blinking="false" fo:background-color="#fff200" style:font-size-asian="16pt" style:font-size-complex="16pt"/>
    </style:style>
    <style:style style:name="P13" style:family="paragraph" style:parent-style-name="Text_20_body">
      <style:paragraph-properties fo:break-before="page"/>
    </style:style>
    <style:style style:name="P14" style:family="paragraph" style:parent-style-name="Standard">
      <style:text-properties fo:color="#000000" style:font-name="arial" fo:font-style="italic" officeooo:rsid="000f2278" officeooo:paragraph-rsid="000ff908" style:font-style-asian="italic" style:font-style-complex="italic"/>
    </style:style>
    <style:style style:name="P15" style:family="paragraph" style:parent-style-name="Standard">
      <style:paragraph-properties fo:text-align="start" style:justify-single-word="false"/>
      <style:text-properties fo:color="#000000" style:font-name="arial" fo:font-style="italic" fo:font-weight="normal" officeooo:rsid="000ff908" officeooo:paragraph-rsid="001492ca" style:font-style-asian="italic" style:font-weight-asian="normal" style:font-style-complex="italic" style:font-weight-complex="normal"/>
    </style:style>
    <style:style style:name="P16" style:family="paragraph" style:parent-style-name="Standard">
      <style:text-properties fo:color="#000000" style:font-name="arial" fo:font-style="italic" fo:font-weight="normal" officeooo:rsid="000ff908" officeooo:paragraph-rsid="000ff908" style:font-style-asian="italic" style:font-weight-asian="normal" style:font-style-complex="italic" style:font-weight-complex="normal"/>
    </style:style>
    <style:style style:name="P17" style:family="paragraph" style:parent-style-name="Standard">
      <style:text-properties fo:color="#000000" style:font-name="arial" fo:font-style="italic" fo:font-weight="normal" officeooo:rsid="000f2278" officeooo:paragraph-rsid="000ff908" style:font-style-asian="italic" style:font-weight-asian="normal" style:font-style-complex="italic" style:font-weight-complex="normal"/>
    </style:style>
    <style:style style:name="P18" style:family="paragraph" style:parent-style-name="Standard">
      <style:text-properties fo:color="#000000" style:font-name="arial" fo:font-style="italic" fo:font-weight="normal" officeooo:rsid="000f2278" officeooo:paragraph-rsid="001492ca" style:font-style-asian="italic" style:font-weight-asian="normal" style:font-style-complex="italic" style:font-weight-complex="normal"/>
    </style:style>
    <style:style style:name="P19" style:family="paragraph" style:parent-style-name="Standard">
      <style:text-properties fo:color="#000000" style:font-name="arial" fo:font-style="normal" fo:font-weight="bold" officeooo:rsid="000ff908" officeooo:paragraph-rsid="000d39ca" style:font-style-asian="normal" style:font-weight-asian="bold" style:font-style-complex="normal" style:font-weight-complex="bold"/>
    </style:style>
    <style:style style:name="P20" style:family="paragraph" style:parent-style-name="Standard">
      <style:text-properties fo:color="#000000" style:font-name="arial" fo:font-style="normal" fo:font-weight="bold" officeooo:rsid="000ff908" officeooo:paragraph-rsid="001492ca" fo:background-color="#ffe5ca" style:font-style-asian="normal" style:font-weight-asian="bold" style:font-style-complex="normal" style:font-weight-complex="bold"/>
    </style:style>
    <style:style style:name="P21" style:family="paragraph" style:parent-style-name="Standard">
      <style:text-properties fo:color="#000000" style:font-name="arial" fo:font-style="normal" fo:font-weight="bold" officeooo:rsid="000f2278" officeooo:paragraph-rsid="000ff908" fo:background-color="#ffe5ca" style:font-style-asian="normal" style:font-weight-asian="bold" style:font-style-complex="normal" style:font-weight-complex="bold"/>
    </style:style>
    <style:style style:name="P22" style:family="paragraph" style:parent-style-name="Standard">
      <style:text-properties fo:color="#000000" style:font-name="arial" fo:font-weight="bold" officeooo:rsid="000d39ca" officeooo:paragraph-rsid="000ff908" fo:background-color="#ffe5ca" style:font-weight-asian="bold" style:font-weight-complex="bold"/>
    </style:style>
    <style:style style:name="P23" style:family="paragraph" style:parent-style-name="Table_20_Contents">
      <style:text-properties fo:color="#000000" style:font-name="arial" fo:font-weight="bold" officeooo:rsid="000ff908" officeooo:paragraph-rsid="000ff908" fo:background-color="#ffe5ca" style:font-weight-asian="bold" style:font-weight-complex="bold"/>
    </style:style>
    <style:style style:name="P24" style:family="paragraph" style:parent-style-name="Table_20_Contents">
      <style:text-properties fo:color="#000000" style:font-name="arial" officeooo:rsid="001285f7" officeooo:paragraph-rsid="001285f7"/>
    </style:style>
    <style:style style:name="P25" style:family="paragraph" style:parent-style-name="Text_20_body">
      <style:paragraph-properties fo:margin-left="1.27cm" fo:margin-right="0cm" fo:text-indent="0cm" style:auto-text-indent="false"/>
      <style:text-properties officeooo:paragraph-rsid="001702d5"/>
    </style:style>
    <style:style style:name="P26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702d5" style:text-blinking="false" fo:background-color="transparent"/>
    </style:style>
    <style:style style:name="P27" style:family="paragraph" style:parent-style-name="Text_20_body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bold" officeooo:paragraph-rsid="001702d5" style:text-blinking="false" fo:background-color="#fff200" style:font-size-asian="16pt" style:font-size-complex="16pt"/>
    </style:style>
    <style:style style:name="P28" style:family="paragraph" style:parent-style-name="Standard" style:list-style-name="L7">
      <style:text-properties fo:color="#000000" style:font-name="arial" officeooo:rsid="000d39ca" officeooo:paragraph-rsid="000ff908"/>
    </style:style>
    <style:style style:name="P29" style:family="paragraph" style:parent-style-name="Standard" style:list-style-name="L7">
      <style:text-properties fo:color="#000000" style:font-name="arial" officeooo:rsid="000f2278" officeooo:paragraph-rsid="000ff908"/>
    </style:style>
    <style:style style:name="P30" style:family="paragraph" style:parent-style-name="Standard" style:list-style-name="L8">
      <style:text-properties fo:color="#000000" style:font-name="arial" fo:font-style="normal" fo:font-weight="normal" officeooo:rsid="000f2278" officeooo:paragraph-rsid="000ff908" style:font-style-asian="normal" style:font-weight-asian="normal" style:font-style-complex="normal" style:font-weight-complex="normal"/>
    </style:style>
    <style:style style:name="P31" style:family="paragraph" style:parent-style-name="Standard" style:list-style-name="L10">
      <style:text-properties fo:color="#000000" style:font-name="arial" fo:font-style="normal" fo:font-weight="normal" officeooo:rsid="000ff908" officeooo:paragraph-rsid="001492ca" style:font-style-asian="normal" style:font-weight-asian="normal" style:font-style-complex="normal" style:font-weight-complex="normal"/>
    </style:style>
    <style:style style:name="P32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702d5" style:text-blinking="false" fo:background-color="transparent"/>
    </style:style>
    <style:style style:name="P33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702d5" style:text-blinking="false" fo:background-color="transparent"/>
    </style:style>
    <style:style style:name="P34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text-align="center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702d5" style:text-blinking="false" fo:background-color="transparent"/>
    </style:style>
    <style:style style:name="P35" style:family="paragraph" style:parent-style-name="Text_20_body" style:list-style-name="L6">
      <loext:graphic-properties draw:fill="none" draw:fill-color="#ffffff"/>
      <style:paragraph-properties fo:margin-top="0cm" fo:margin-bottom="0cm" loext:contextual-spacing="false" fo:line-height="138%" fo:text-align="center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702d5" style:text-blinking="false" fo:background-color="transparent"/>
    </style:style>
    <style:style style:name="P36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702d5" style:text-blinking="false" fo:background-color="transparent"/>
    </style:style>
    <style:style style:name="P37" style:family="paragraph" style:parent-style-name="Text_20_body" style:list-style-name="L6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702d5" style:text-blinking="false" fo:background-color="transparent"/>
    </style:style>
    <style:style style:name="P38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38%" fo:text-align="center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702d5" style:text-blinking="false" fo:background-color="transparent"/>
    </style:style>
    <style:style style:name="P39" style:family="paragraph" style:parent-style-name="Text_20_body" style:list-style-name="L3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702d5" style:text-blinking="false" fo:background-color="transparent"/>
    </style:style>
    <style:style style:name="P40" style:family="paragraph" style:parent-style-name="Table_20_Contents" style:list-style-name="L9">
      <style:text-properties fo:color="#000000" style:font-name="arial" officeooo:rsid="001285f7" officeooo:paragraph-rsid="001285f7"/>
    </style:style>
    <style:style style:name="T1" style:family="text">
      <style:text-properties officeooo:rsid="000f2278"/>
    </style:style>
    <style:style style:name="T2" style:family="text">
      <style:text-properties officeooo:rsid="001285f7"/>
    </style:style>
    <style:style style:name="T3" style:family="text">
      <style:text-properties officeooo:rsid="0015dec2"/>
    </style:style>
    <style:style style:name="T4" style:family="text">
      <style:text-properties fo:font-variant="normal" fo:text-transform="none" style:text-line-through-style="none" style:text-line-through-type="none" fo:font-style="normal" style:text-underline-style="none" fo:font-weight="bold" officeooo:rsid="000ff908" style:text-blinking="false" fo:background-color="#fff200" loext:char-shading-value="0" style:font-weight-asian="bold" style:font-weight-complex="bold"/>
    </style:style>
    <style:style style:name="T5" style:family="text">
      <style:text-properties fo:font-variant="normal" fo:text-transform="none" style:text-line-through-style="none" style:text-line-through-type="none" fo:font-style="normal" style:text-underline-style="none" fo:font-weight="bold" officeooo:rsid="0015dec2" style:text-blinking="false" fo:background-color="#fff200" loext:char-shading-value="0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nalyse de la Concurrence</text:p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<text:span text:style-name="T4">Z trails (</text:span><text:span text:style-name="T5">E</text:span><text:span text:style-name="T4">spagne)</text:span></text:p>
            <text:p text:style-name="P10">POINTS FORTS </text:p>
            <text:list xml:id="list957636013" text:style-name="L1">
              <text:list-item>
                <text:p text:style-name="P32">fluide</text:p>
              </text:list-item>
              <text:list-item>
                <text:p text:style-name="P32">responsive</text:p>
              </text:list-item>
              <text:list-item>
                <text:p text:style-name="P32">épuré</text:p>
              </text:list-item>
              <text:list-item>
                <text:p text:style-name="P32">parcours utilisateur clair et agréable.</text:p>
              </text:list-item>
            </text:list>
            <text:p text:style-name="P1"/>
            <text:p text:style-name="P10">Spécificités : </text:p>
            <text:p text:style-name="P7">Historique du parcours de l’utilisateur.</text:p>
            <text:p text:style-name="P7">Recherche par liste de parcours de randonnée</text:p>
            <text:p text:style-name="P8">Code Couleur (Rouge/Vert/Bleu)</text:p>
            <text:p text:style-name="P1"/>
            <text:p text:style-name="P10">POINTS FAIBLES </text:p>
            <text:list xml:id="list1634251507" text:style-name="L2">
              <text:list-item>
                <text:p text:style-name="P33">cartes pas très lisibles (il faut beaucoup zoomer)</text:p>
              </text:list-item>
              <text:list-item>
                <text:p text:style-name="P34">code couleur trop basique</text:p>
              </text:list-item>
            </text:list>
            <text:p text:style-name="P9"/>
            <text:p text:style-name="P9"/>
            <text:p text:style-name="P12">RandoPyrennées (france)</text:p>
            <text:p text:style-name="P5"/>
            <text:p text:style-name="P26">POINTS FORTS </text:p>
            <text:list xml:id="list678807223" text:style-name="L3">
              <text:list-item>
                <text:p text:style-name="P39">design épuré</text:p>
              </text:list-item>
              <text:list-item>
                <text:p text:style-name="P39">rando avec guides</text:p>
              </text:list-item>
              <text:list-item>
                <text:p text:style-name="P39">service aux entreprises et organisations</text:p>
              </text:list-item>
            </text:list>
            <text:p text:style-name="P25"/>
            <text:p text:style-name="P11">POINTS FAIBLES</text:p>
            <text:list xml:id="list2150733170" text:style-name="L4">
              <text:list-item>
                <text:p text:style-name="P38">toutes les pages ne sont pas en français</text:p>
              </text:list-item>
            </text:list>
          </table:table-cell>
          <table:table-cell table:style-name="Table2.B1" office:value-type="string">
            <text:p text:style-name="P27">Viso rando (<text:span text:style-name="T3">France</text:span>)</text:p>
            <text:p text:style-name="P1"/>
            <text:p text:style-name="P10">POINTS FORTS</text:p>
            <text:list xml:id="list1786382390" text:style-name="L5">
              <text:list-item>
                <text:p text:style-name="P36">possibilité de telecharger en PDF les cartes</text:p>
              </text:list-item>
              <text:list-item>
                <text:p text:style-name="P36">icones compréhensibles</text:p>
              </text:list-item>
              <text:list-item>
                <text:p text:style-name="P36">recherche d’itinéraires de rando et prioposition d’itinéraires par l’utilisateur</text:p>
              </text:list-item>
              <text:list-item>
                <text:p text:style-name="P36">classement par région</text:p>
              </text:list-item>
            </text:list>
            <text:p text:style-name="P1"/>
            <text:p text:style-name="P10">POINTS FAIBLES </text:p>
            <text:list xml:id="list201261671" text:style-name="L6">
              <text:list-item>
                <text:p text:style-name="P37">design ancien</text:p>
              </text:list-item>
              <text:list-item>
                <text:p text:style-name="P37">beaucoup de texte et peu d’image</text:p>
              </text:list-item>
              <text:list-item>
                <text:p text:style-name="P35">peu intuitif</text:p>
              </text:list-item>
            </text:list>
          </table:table-cell>
        </table:table-row>
      </table:table>
      <text:p text:style-name="P4"/>
      <text:p text:style-name="P13"/>
      <text:p text:style-name="P6">Analyse de la structure de la concurrence</text:p>
      <text:p text:style-name="Text_20_body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2">Visorando.com</text:p>
            <text:list xml:id="list3163645828" text:style-name="L7">
              <text:list-item>
                <text:p text:style-name="P28">Outils</text:p>
                <text:list>
                  <text:list-item>
                    <text:p text:style-name="P28">Logiciels</text:p>
                  </text:list-item>
                  <text:list-item>
                    <text:p text:style-name="P28">Trace GPS</text:p>
                  </text:list-item>
                  <text:list-item>
                    <text:p text:style-name="P28">Cartes</text:p>
                  </text:list-item>
                  <text:list-item>
                    <text:p text:style-name="P28">Aide</text:p>
                  </text:list-item>
                </text:list>
              </text:list-item>
              <text:list-item>
                <text:p text:style-name="P28">Randonées</text:p>
                <text:list>
                  <text:list-item>
                    <text:p text:style-name="P28">Circuit <text:span text:style-name="T1">(chercher)</text:span></text:p>
                  </text:list-item>
                  <text:list-item>
                    <text:p text:style-name="P28">Itinéraire <text:span text:style-name="T1">(proposer)</text:span></text:p>
                  </text:list-item>
                </text:list>
              </text:list-item>
              <text:list-item>
                <text:p text:style-name="P29">Inscription/connexion</text:p>
              </text:list-item>
              <text:list-item>
                <text:p text:style-name="P29">Appli des cartes</text:p>
              </text:list-item>
              <text:list-item>
                <text:p text:style-name="P29">Acceuil</text:p>
                <text:list>
                  <text:list-item>
                    <text:p text:style-name="P29">Chercher une randonnée</text:p>
                  </text:list-item>
                  <text:list-item>
                    <text:p text:style-name="P29">Itinéraire</text:p>
                    <text:p text:style-name="P29"/>
                  </text:list-item>
                </text:list>
              </text:list-item>
            </text:list>
            <text:p text:style-name="P14">Imagé mais pas modern</text:p>
            <text:p text:style-name="P14"/>
            <text:p text:style-name="P14"/>
            <text:p text:style-name="P14"/>
            <text:p text:style-name="P14"/>
            <text:p text:style-name="P21">Ignrando.com</text:p>
            <text:list xml:id="list1912646619" text:style-name="L8">
              <text:list-item>
                <text:p text:style-name="P30">Parcours</text:p>
              </text:list-item>
              <text:list-item>
                <text:p text:style-name="P30">Points d’intérêt</text:p>
              </text:list-item>
              <text:list-item>
                <text:p text:style-name="P30">Communautés</text:p>
              </text:list-item>
              <text:list-item>
                <text:p text:style-name="P30">Pour les pros</text:p>
              </text:list-item>
              <text:list-item>
                <text:p text:style-name="P30">Boutique</text:p>
              </text:list-item>
              <text:list-item>
                <text:p text:style-name="P30">Acceuil</text:p>
                <text:list>
                  <text:list-item>
                    <text:p text:style-name="P30">Trouver les randos près de vous</text:p>
                  </text:list-item>
                  <text:list-item>
                    <text:p text:style-name="P30">Stastiques site</text:p>
                    <text:p text:style-name="P30"/>
                  </text:list-item>
                </text:list>
              </text:list-item>
            </text:list>
            <text:p text:style-name="P17">Imagé, aussi pas moderne</text:p>
            <text:p text:style-name="P16"/>
          </table:table-cell>
          <table:table-cell table:style-name="Table1.A1" office:value-type="string">
            <text:p text:style-name="P23">Randonnées-<text:span text:style-name="T2">aveyron.fr</text:span></text:p>
            <text:list xml:id="list1638526464" text:style-name="L9">
              <text:list-item>
                <text:p text:style-name="P40">Acceuil</text:p>
                <text:list>
                  <text:list-item>
                    <text:p text:style-name="P40">Slideshow</text:p>
                  </text:list-item>
                  <text:list-item>
                    <text:p text:style-name="P40">Chosir un objet d’intérêt</text:p>
                  </text:list-item>
                  <text:list-item>
                    <text:p text:style-name="P40">Medias sociaux</text:p>
                  </text:list-item>
                  <text:list-item>
                    <text:p text:style-name="P40">Les actualities</text:p>
                  </text:list-item>
                </text:list>
              </text:list-item>
              <text:list-item>
                <text:p text:style-name="P40">Grandes randonnées</text:p>
              </text:list-item>
              <text:list-item>
                <text:p text:style-name="P40">Promenade et randonée</text:p>
              </text:list-item>
              <text:list-item>
                <text:p text:style-name="P40">Notre agenda</text:p>
              </text:list-item>
              <text:list-item>
                <text:p text:style-name="P40">Infos pratiques</text:p>
              </text:list-item>
              <text:list-item>
                <text:p text:style-name="P40">Nous rejoindre</text:p>
                <text:list>
                  <text:list-item>
                    <text:p text:style-name="P40">Blog actus’</text:p>
                  </text:list-item>
                </text:list>
              </text:list-item>
            </text:list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18"/>
            <text:p text:style-name="P18"/>
            <text:p text:style-name="P20">France-randonnee.fr</text:p>
            <text:list xml:id="list2493202555" text:style-name="L10">
              <text:list-item>
                <text:p text:style-name="P31">Choisir par activité</text:p>
                <text:list>
                  <text:list-item>
                    <text:p text:style-name="P31">à pied</text:p>
                  </text:list-item>
                  <text:list-item>
                    <text:p text:style-name="P31">à vélo</text:p>
                  </text:list-item>
                  <text:list-item>
                    <text:p text:style-name="P31">à cheval</text:p>
                  </text:list-item>
                </text:list>
              </text:list-item>
              <text:list-item>
                <text:p text:style-name="P31">Choisir par thématique</text:p>
              </text:list-item>
              <text:list-item>
                <text:p text:style-name="P31">Choisir un grand itineraire</text:p>
              </text:list-item>
              <text:list-item>
                <text:p text:style-name="P31">Infos pratiques</text:p>
                <text:p text:style-name="P31"/>
              </text:list-item>
            </text:list>
            <text:p text:style-name="P15">Moche, à l’étroit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3T14:24:39.314805085</meta:creation-date>
    <dc:date>2019-11-13T15:15:54.780768426</dc:date>
    <meta:editing-duration>PT22M34S</meta:editing-duration>
    <meta:editing-cycles>9</meta:editing-cycles>
    <meta:generator>LibreOffice/6.0.7.3$Linux_X86_64 LibreOffice_project/00m0$Build-3</meta:generator>
    <meta:document-statistic meta:table-count="2" meta:image-count="0" meta:object-count="0" meta:page-count="2" meta:paragraph-count="81" meta:word-count="269" meta:character-count="1523" meta:non-whitespace-character-count="1386"/>
  </office:meta>
</office:document-meta>
</file>